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TeX Gyre Bonum" svg:font-family="'TeX Gyre Bonum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style:font-name="TeX Gyre Bonum" officeooo:rsid="00023860" officeooo:paragraph-rsid="00028c5f"/>
    </style:style>
    <style:style style:name="P2" style:family="paragraph" style:parent-style-name="Standard">
      <style:text-properties style:font-name="TeX Gyre Bonum" officeooo:rsid="00028c5f" officeooo:paragraph-rsid="00028c5f"/>
    </style:style>
    <style:style style:name="P3" style:family="paragraph" style:parent-style-name="Standard">
      <style:text-properties fo:color="#0066b3" style:font-name="TeX Gyre Bonum" officeooo:rsid="00028c5f" officeooo:paragraph-rsid="00028c5f"/>
    </style:style>
    <style:style style:name="P4" style:family="paragraph" style:parent-style-name="Standard">
      <style:text-properties fo:color="#0066b3" style:font-name="TeX Gyre Bonum" fo:font-weight="bold" officeooo:rsid="00028c5f" officeooo:paragraph-rsid="00028c5f" style:font-weight-asian="bold" style:font-weight-complex="bold"/>
    </style:style>
    <style:style style:name="P5" style:family="paragraph" style:parent-style-name="Standard" style:list-style-name="L1">
      <style:text-properties fo:color="#0066b3" style:font-name="TeX Gyre Bonum" officeooo:rsid="00023860" officeooo:paragraph-rsid="00023860"/>
    </style:style>
    <style:style style:name="P6" style:family="paragraph" style:parent-style-name="Standard" style:list-style-name="L1">
      <style:text-properties fo:color="#0066b3" style:font-name="TeX Gyre Bonum" officeooo:rsid="00023860" officeooo:paragraph-rsid="00072833"/>
    </style:style>
    <style:style style:name="P7" style:family="paragraph" style:parent-style-name="Standard" style:list-style-name="L1">
      <style:text-properties fo:color="#0066b3" style:font-name="TeX Gyre Bonum" officeooo:rsid="00072833" officeooo:paragraph-rsid="00072833"/>
    </style:style>
    <style:style style:name="P8" style:family="paragraph" style:parent-style-name="Standard" style:list-style-name="L1">
      <style:text-properties fo:color="#0066b3" style:font-name="TeX Gyre Bonum" officeooo:rsid="00072833" officeooo:paragraph-rsid="00085127"/>
    </style:style>
    <style:style style:name="P9" style:family="paragraph" style:parent-style-name="Standard" style:list-style-name="L1">
      <style:text-properties fo:color="#0066b3" style:font-name="TeX Gyre Bonum" officeooo:rsid="00072833" officeooo:paragraph-rsid="0008ab01"/>
    </style:style>
    <style:style style:name="P10" style:family="paragraph" style:parent-style-name="Standard" style:list-style-name="L1">
      <style:text-properties fo:color="#0066b3" style:font-name="TeX Gyre Bonum" fo:font-weight="normal" officeooo:rsid="00072833" officeooo:paragraph-rsid="00072833" style:font-weight-asian="normal" style:font-weight-complex="normal"/>
    </style:style>
    <style:style style:name="P11" style:family="paragraph" style:parent-style-name="Standard" style:list-style-name="L1">
      <style:text-properties style:font-name="TeX Gyre Bonum" officeooo:rsid="00023860" officeooo:paragraph-rsid="000652e9"/>
    </style:style>
    <style:style style:name="P12" style:family="paragraph" style:parent-style-name="Standard" style:list-style-name="L1">
      <style:text-properties style:font-name="TeX Gyre Bonum" officeooo:rsid="00023860" officeooo:paragraph-rsid="0002f376"/>
    </style:style>
    <style:style style:name="P13" style:family="paragraph" style:parent-style-name="Standard" style:list-style-name="L1">
      <style:text-properties style:font-name="TeX Gyre Bonum" officeooo:rsid="00023860" officeooo:paragraph-rsid="00046a6f"/>
    </style:style>
    <style:style style:name="P14" style:family="paragraph" style:parent-style-name="Standard" style:list-style-name="L1">
      <style:text-properties style:font-name="TeX Gyre Bonum" officeooo:rsid="00023860" officeooo:paragraph-rsid="00072833"/>
    </style:style>
    <style:style style:name="P15" style:family="paragraph" style:parent-style-name="Standard" style:list-style-name="L1">
      <style:text-properties style:font-name="TeX Gyre Bonum" officeooo:rsid="00023860" officeooo:paragraph-rsid="00085127"/>
    </style:style>
    <style:style style:name="P16" style:family="paragraph" style:parent-style-name="Standard" style:list-style-name="L1">
      <style:text-properties style:font-name="TeX Gyre Bonum" officeooo:rsid="00023860" officeooo:paragraph-rsid="00047722"/>
    </style:style>
    <style:style style:name="P17" style:family="paragraph" style:parent-style-name="Standard" style:list-style-name="L1">
      <style:text-properties style:font-name="TeX Gyre Bonum" officeooo:rsid="00023860" officeooo:paragraph-rsid="00029905"/>
    </style:style>
    <style:style style:name="P18" style:family="paragraph" style:parent-style-name="Standard" style:list-style-name="L1">
      <style:text-properties style:font-name="TeX Gyre Bonum" officeooo:rsid="00023860" officeooo:paragraph-rsid="0008ab01"/>
    </style:style>
    <style:style style:name="P19" style:family="paragraph" style:parent-style-name="Standard" style:list-style-name="L1">
      <style:text-properties style:font-name="TeX Gyre Bonum" officeooo:rsid="00023860" officeooo:paragraph-rsid="00094b23"/>
    </style:style>
    <style:style style:name="P20" style:family="paragraph" style:parent-style-name="Standard" style:list-style-name="L1">
      <style:text-properties style:font-name="TeX Gyre Bonum" fo:font-weight="normal" officeooo:rsid="00023860" officeooo:paragraph-rsid="00029905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29905"/>
    </style:style>
    <style:style style:name="T3" style:family="text">
      <style:text-properties fo:color="#00a65d" officeooo:rsid="00029905"/>
    </style:style>
    <style:style style:name="T4" style:family="text">
      <style:text-properties fo:color="#00a65d" officeooo:rsid="00029905" fo:background-color="transparent" loext:char-shading-value="0"/>
    </style:style>
    <style:style style:name="T5" style:family="text">
      <style:text-properties fo:color="#ed1c24" officeooo:rsid="00029905"/>
    </style:style>
    <style:style style:name="T6" style:family="text">
      <style:text-properties fo:color="#ed1c24" officeooo:rsid="00029905" fo:background-color="transparent" loext:char-shading-value="0"/>
    </style:style>
    <style:style style:name="T7" style:family="text">
      <style:text-properties fo:color="#bd7cb5" officeooo:rsid="00029905" fo:background-color="transparent" loext:char-shading-value="0"/>
    </style:style>
    <style:style style:name="T8" style:family="text">
      <style:text-properties officeooo:rsid="00072833"/>
    </style:style>
    <style:style style:name="T9" style:family="text">
      <style:text-properties fo:color="#0066b3"/>
    </style:style>
    <style:style style:name="T10" style:family="text">
      <style:text-properties fo:color="#0066b3" officeooo:rsid="00072833"/>
    </style:style>
    <style:style style:name="T11" style:family="text">
      <style:text-properties officeooo:rsid="00085127"/>
    </style:style>
    <style:style style:name="T12" style:family="text">
      <style:text-properties style:use-window-font-color="true"/>
    </style:style>
    <style:style style:name="T13" style:family="text">
      <style:text-properties style:use-window-font-color="true" officeooo:rsid="00072833"/>
    </style:style>
    <style:style style:name="T14" style:family="text">
      <style:text-properties style:use-window-font-color="true" officeooo:rsid="00085127"/>
    </style:style>
    <style:style style:name="T15" style:family="text">
      <style:text-properties style:use-window-font-color="true" officeooo:rsid="0008ab01"/>
    </style:style>
    <style:style style:name="T16" style:family="text">
      <style:text-properties officeooo:rsid="0008ab0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ropuesta para la sub comisión de doctorado, Mariano Cerrutti.</text:p>
      <text:p text:style-name="P4">Herramienta y Técnicas de Modelado, Síntesis y Diagnóstico para Especificaciones de Sistemas de Transición Etiquetados Concurrentes (CLTS).</text:p>
      <text:p text:style-name="P3"/>
      <text:p text:style-name="P1">Plan de trabajo 23 de agosto de 2019 a 30 de septiembre de 2019. <text:line-break/><text:span text:style-name="T2">Estado: </text:span><text:span text:style-name="T5">■</text:span><text:span text:style-name="T2"> <text:s/>Pendiente </text:span><text:span text:style-name="T7">■</text:span><text:span text:style-name="T2"> Entregado </text:span><text:span text:style-name="T3">■</text:span><text:span text:style-name="T2"> Validado con Sebas</text:span></text:p>
      <text:list xml:id="list2210635831" text:style-name="L1">
        <text:list-item>
          <text:p text:style-name="P5">Viernes 23 de agosto </text:p>
          <text:list>
            <text:list-item>
              <text:p text:style-name="P11"><text:span text:style-name="T4">■</text:span><text:span text:style-name="T7"> </text:span>Definición formal CLTS, modos de composición y pseudocódigo.</text:p>
            </text:list-item>
            <text:list-item>
              <text:p text:style-name="P11"><text:span text:style-name="T4">■</text:span><text:span text:style-name="T7"> </text:span>Entregar formalización en latex.</text:p>
            </text:list-item>
          </text:list>
        </text:list-item>
        <text:list-item>
          <text:p text:style-name="P5">Lunes 26 de agosto</text:p>
          <text:list>
            <text:list-item>
              <text:p text:style-name="P11"><text:span text:style-name="T4">■</text:span><text:span text:style-name="T7"> </text:span>Semántica LTL, satisfacción sobre corridas en CLTS</text:p>
            </text:list-item>
            <text:list-item>
              <text:p text:style-name="P12"><text:span text:style-name="T7">■</text:span><text:span text:style-name="T5"> </text:span>Construcción de Games Structures (GS) desde especificaciones LTL</text:p>
            </text:list-item>
            <text:list-item>
              <text:p text:style-name="P12"><text:span text:style-name="T7">■</text:span><text:span text:style-name="T5"> </text:span>Traducción de GS a CLTS</text:p>
            </text:list-item>
            <text:list-item>
              <text:p text:style-name="P12"><text:span text:style-name="T7">■</text:span><text:span text:style-name="T5"> </text:span>Pseudocódigo de los algoritmos involucrados.</text:p>
            </text:list-item>
            <text:list-item>
              <text:p text:style-name="P11"><text:span text:style-name="T4">■</text:span><text:span text:style-name="T5"> </text:span>Entregar formalización en latex.</text:p>
            </text:list-item>
          </text:list>
        </text:list-item>
        <text:list-item>
          <text:p text:style-name="P5">Miércoles 28 de agosto</text:p>
          <text:list>
            <text:list-item>
              <text:p text:style-name="P11"><text:span text:style-name="T4">■</text:span><text:span text:style-name="T5"> </text:span>Revisar composición paralela y transformaciones GS a CLTS</text:p>
            </text:list-item>
          </text:list>
        </text:list-item>
        <text:list-item>
          <text:p text:style-name="P5">Viernes 30 de agosto</text:p>
          <text:list>
            <text:list-item>
              <text:p text:style-name="P13"><text:span text:style-name="T7">■</text:span><text:span text:style-name="T5"> </text:span>Presentar sintaxis FSP para CLTS + GS</text:p>
            </text:list-item>
            <text:list-item>
              <text:p text:style-name="P11"><text:span text:style-name="T4">■</text:span><text:span text:style-name="T5"> </text:span>Equivalencia, determinización y minimización sobre CLTS</text:p>
            </text:list-item>
            <text:list-item>
              <text:p text:style-name="P11"><text:span text:style-name="T4">■</text:span><text:span text:style-name="T5"> </text:span>Entregar formalización en latex.</text:p>
            </text:list-item>
          </text:list>
        </text:list-item>
        <text:list-item>
          <text:p text:style-name="P5">Lunes 2 de septiembre</text:p>
          <text:list>
            <text:list-item>
              <text:p text:style-name="P11"><text:span text:style-name="T4">■</text:span><text:span text:style-name="T5"> </text:span><text:span text:style-name="T8">Revisar definición C</text:span>LTS.</text:p>
            </text:list-item>
          </text:list>
        </text:list-item>
        <text:list-item>
          <text:p text:style-name="P6"><text:span text:style-name="T8">Miércoles</text:span> <text:span text:style-name="T8">4</text:span> de septiembre</text:p>
          <text:list>
            <text:list-item>
              <text:p text:style-name="P14"><text:span text:style-name="T4">■</text:span><text:span text:style-name="T5"> </text:span>Revisar <text:span text:style-name="T8">satisfacción de fluents</text:span>.</text:p>
            </text:list-item>
          </text:list>
        </text:list-item>
        <text:list-item>
          <text:p text:style-name="P14"><text:span text:style-name="T10">Viernes</text:span><text:span text:style-name="T9"> </text:span><text:span text:style-name="T10">6</text:span><text:span text:style-name="T9"> de septiembre</text:span></text:p>
          <text:list>
            <text:list-item>
              <text:p text:style-name="P14"><text:span text:style-name="T4">■</text:span><text:span text:style-name="T5"> </text:span>Revisar <text:span text:style-name="T8">composición paralela</text:span>.</text:p>
            </text:list-item>
          </text:list>
        </text:list-item>
        <text:list-item>
          <text:p text:style-name="P7">Lunes 9 de septiembre</text:p>
          <text:list>
            <text:list-item>
              <text:p text:style-name="P14"><text:span text:style-name="T4">■</text:span><text:span text:style-name="T5"> </text:span>Revisar <text:span text:style-name="T8">transformación de GS a CLTS</text:span>.</text:p>
            </text:list-item>
          </text:list>
        </text:list-item>
        <text:list-item>
          <text:p text:style-name="P8"><text:span text:style-name="T11">Miércoles</text:span> <text:span text:style-name="T11">11</text:span> de septiembre</text:p>
          <text:list>
            <text:list-item>
              <text:p text:style-name="P15"><text:span text:style-name="T4">■</text:span><text:span text:style-name="T5"> </text:span><text:span text:style-name="T14">Escribir problema de control para</text:span><text:span text:style-name="T13">CLTS</text:span><text:span text:style-name="T12">.</text:span></text:p>
            </text:list-item>
          </text:list>
        </text:list-item>
        <text:list-item>
          <text:p text:style-name="P8"><text:span text:style-name="T11">Viernes 13</text:span> de septiembre</text:p>
          <text:list>
            <text:list-item>
              <text:p text:style-name="P15"><text:span text:style-name="T4">■</text:span><text:span text:style-name="T5"> </text:span><text:span text:style-name="T14">Re escribir problema de control para CLTS y transformaciones GS → Kripke → CLTS, GS → CLTS</text:span><text:span text:style-name="T12">.</text:span></text:p>
            </text:list-item>
          </text:list>
        </text:list-item>
        <text:list-item>
          <text:p text:style-name="P8"><text:span text:style-name="T11">Lunes 16</text:span> de septiembre</text:p>
          <text:list>
            <text:list-item>
              <text:p text:style-name="P18"><text:span text:style-name="T7">■</text:span><text:span text:style-name="T5"> </text:span><text:span text:style-name="T14">Revisar problema de control para CLTS y transformaciones GS → Kripke → CLTS, GS → CLTS</text:span><text:span text:style-name="T12">.</text:span></text:p>
            </text:list-item>
          </text:list>
        </text:list-item>
        <text:list-item>
          <text:p text:style-name="P9"><text:span text:style-name="T16">Miércoles 18</text:span> de septiembre</text:p>
          <text:list>
            <text:list-item>
              <text:p text:style-name="P19"><text:span text:style-name="T7">■</text:span><text:span text:style-name="T5"> </text:span><text:span text:style-name="T14">Revisar </text:span><text:span text:style-name="T15">definición de CLTS legal con respecto a un conjunto de acciones controlables y un ambiente</text:span><text:span text:style-name="T12">.</text:span></text:p>
            </text:list-item>
          </text:list>
        </text:list-item>
        <text:list-item>
          <text:p text:style-name="P7">Pendiente</text:p>
          <text:list>
            <text:list-item>
              <text:p text:style-name="P15"><text:span text:style-name="T6">■</text:span><text:span text:style-name="T5"> </text:span>Demo de herramienta sobre CLTS + GS</text:p>
            </text:list-item>
          </text:list>
        </text:list-item>
        <text:list-item>
          <text:p text:style-name="P7">Pendiente</text:p>
          <text:list>
            <text:list-item>
              <text:p text:style-name="P16"><text:span text:style-name="T5">■ </text:span>Demo de herramienta sobre CLTS + GS</text:p>
            </text:list-item>
          </text:list>
        </text:list-item>
        <text:list-item>
          <text:p text:style-name="P7"><text:soft-page-break/>Pendiente</text:p>
          <text:list>
            <text:list-item>
              <text:p text:style-name="P17"><text:span text:style-name="T5">■ </text:span>REvisión paper <text:span text:style-name="T1">Behavior Minimization Feedback for Unrealizable Specifications</text:span></text:p>
            </text:list-item>
          </text:list>
        </text:list-item>
        <text:list-item>
          <text:p text:style-name="P10">Pendiente</text:p>
          <text:list>
            <text:list-item>
              <text:p text:style-name="P20"><text:span text:style-name="T5">■ </text:span>Extensión con CLTS paper <text:span text:style-name="T1">Behavior Minimization Feedback for Unrealizable Specifications</text:span></text:p>
            </text:list-item>
          </text:list>
        </text:list-item>
        <text:list-item>
          <text:p text:style-name="P10">Pendiente</text:p>
          <text:list>
            <text:list-item>
              <text:p text:style-name="P20"><text:span text:style-name="T5">■ </text:span>Extensión con CLTS paper <text:span text:style-name="T1">Behavior Minimization Feedback for Unrealizable Specifications</text:span></text:p>
            </text:list-item>
          </text:list>
        </text:list-item>
        <text:list-item>
          <text:p text:style-name="P10">Pendiente</text:p>
          <text:list>
            <text:list-item>
              <text:p text:style-name="P20"><text:span text:style-name="T5">■ </text:span>Boceto de presentación de herramienta </text:p>
            </text:list-item>
          </text:list>
        </text:list-item>
        <text:list-item>
          <text:p text:style-name="P10">Pendiente</text:p>
          <text:list>
            <text:list-item>
              <text:p text:style-name="P20"><text:span text:style-name="T5">■ </text:span>Documento técnico de presentación de herramienta </text:p>
            </text:list-item>
          </text:list>
        </text:list-item>
        <text:list-item>
          <text:p text:style-name="P10">Pendiente</text:p>
          <text:list>
            <text:list-item>
              <text:p text:style-name="P20"><text:span text:style-name="T5">■ </text:span>Documento técnico de herramienta 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TeX Gyre Bonum" svg:font-family="'TeX Gyre Bonum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3T12:18:36.177969372</meta:creation-date>
    <dc:date>2019-09-18T20:06:59.971357530</dc:date>
    <meta:editing-duration>PT5H32M21S</meta:editing-duration>
    <meta:editing-cycles>10</meta:editing-cycles>
    <meta:generator>LibreOffice/6.0.7.3$Linux_X86_64 LibreOffice_project/00m0$Build-3</meta:generator>
    <meta:document-statistic meta:table-count="0" meta:image-count="0" meta:object-count="0" meta:page-count="2" meta:paragraph-count="50" meta:word-count="372" meta:character-count="2125" meta:non-whitespace-character-count="1844"/>
  </office:meta>
</office:document-meta>
</file>